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loext:graphic-properties draw:fill="solid" draw:fill-color="#282a36"/>
      <style:paragraph-properties fo:margin-top="0.1665in" fo:margin-bottom="0.1665in" loext:contextual-spacing="false" fo:line-height="135%" fo:background-color="#282a36"/>
    </style:style>
    <style:style style:name="P3" style:family="paragraph" style:parent-style-name="Standard">
      <loext:graphic-properties draw:fill="solid" draw:fill-color="#282a36"/>
      <style:paragraph-properties fo:margin-top="0.1665in" fo:margin-bottom="0.1665in" loext:contextual-spacing="false" fo:line-height="135%" fo:background-color="#282a36"/>
      <style:text-properties fo:color="#188038" style:font-name="Roboto Mono" style:font-name-asian="Roboto Mono1" style:font-name-complex="Roboto Mono1"/>
    </style:style>
    <style:style style:name="P4" style:family="paragraph" style:parent-style-name="Standard">
      <style:paragraph-properties fo:margin-top="0.1665in" fo:margin-bottom="0.1665in" loext:contextual-spacing="false" fo:line-height="100%"/>
      <style:text-properties fo:color="#188038" style:font-name="Roboto Mono" style:font-name-asian="Roboto Mono1" style:font-name-complex="Roboto Mono1"/>
    </style:style>
    <style:style style:name="P5" style:family="paragraph" style:parent-style-name="Standard">
      <loext:graphic-properties draw:fill="solid" draw:fill-color="#282a36"/>
      <style:paragraph-properties fo:margin-top="0.1665in" fo:margin-bottom="0.1665in" loext:contextual-spacing="false" fo:line-height="135%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7" style:family="paragraph" style:parent-style-name="Standard">
      <style:paragraph-properties fo:margin-top="0in" fo:margin-bottom="0.1665in" loext:contextual-spacing="false" fo:line-height="100%"/>
    </style:style>
    <style:style style:name="P8" style:family="paragraph" style:parent-style-name="Heading_20_4" style:list-style-name="WWNum3">
      <style:paragraph-properties fo:margin-left="0.5in" fo:margin-right="0in" fo:margin-top="0.1665in" fo:margin-bottom="0.028in" loext:contextual-spacing="false" fo:line-height="100%" fo:keep-together="auto" fo:text-indent="-0.25in" style:auto-text-indent="false" fo:keep-with-next="auto"/>
    </style:style>
    <style:style style:name="P9" style:family="paragraph" style:parent-style-name="Heading_20_4" style:list-style-name="WWNum9">
      <style:paragraph-properties fo:margin-left="0.5in" fo:margin-right="0in" fo:margin-top="0.1665in" fo:margin-bottom="0.028in" loext:contextual-spacing="false" fo:line-height="100%" fo:keep-together="auto" fo:text-indent="-0.25in" style:auto-text-indent="false" fo:keep-with-next="auto"/>
    </style:style>
    <style:style style:name="P10" style:family="paragraph" style:parent-style-name="Heading_20_4" style:list-style-name="WWNum7">
      <style:paragraph-properties fo:margin-left="0.5in" fo:margin-right="0in" fo:margin-top="0.1665in" fo:margin-bottom="0.028in" loext:contextual-spacing="false" fo:line-height="100%" fo:keep-together="auto" fo:text-indent="-0.25in" style:auto-text-indent="false" fo:keep-with-next="auto"/>
    </style:style>
    <style:style style:name="P11" style:family="paragraph" style:parent-style-name="Heading_20_4" style:list-style-name="WWNum10">
      <style:paragraph-properties fo:margin-left="0.5in" fo:margin-right="0in" fo:margin-top="0.1665in" fo:margin-bottom="0.028in" loext:contextual-spacing="false" fo:line-height="100%" fo:keep-together="auto" fo:text-indent="-0.25in" style:auto-text-indent="false" fo:keep-with-next="auto"/>
    </style:style>
    <style:style style:name="P12" style:family="paragraph" style:parent-style-name="Heading_20_4" style:list-style-name="WWNum1">
      <style:paragraph-properties fo:margin-left="0.5in" fo:margin-right="0in" fo:margin-top="0.1665in" fo:margin-bottom="0.028in" loext:contextual-spacing="false" fo:line-height="100%" fo:keep-together="auto" fo:text-indent="-0.25in" style:auto-text-indent="false" fo:keep-with-next="auto"/>
    </style:style>
    <style:style style:name="P1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4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P15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/>
    </style:style>
    <style:style style:name="P16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24pt" fo:font-weight="bold" style:font-size-asian="24pt" style:font-weight-asian="bold" style:font-size-complex="24pt"/>
    </style:style>
    <style:style style:name="P17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P18" style:family="paragraph" style:parent-style-name="Heading_20_3">
      <style:paragraph-properties fo:margin-top="0.1665in" fo:margin-bottom="0.1665in" loext:contextual-spacing="false" fo:line-height="100%" fo:keep-together="auto" fo:keep-with-next="auto"/>
    </style:style>
    <style:style style:name="P19" style:family="paragraph" style:parent-style-name="Heading_20_3" style:list-style-name="WWNum8">
      <style:paragraph-properties fo:margin-left="0.5in" fo:margin-right="0in" fo:margin-top="0.1945in" fo:margin-bottom="0.0555in" loext:contextual-spacing="false" fo:line-height="100%" fo:keep-together="auto" fo:text-indent="-0.25in" style:auto-text-indent="false" fo:keep-with-next="auto"/>
    </style:style>
    <style:style style:name="P20" style:family="paragraph" style:parent-style-name="Heading_20_3" style:list-style-name="WWNum4">
      <style:paragraph-properties fo:margin-left="0.5in" fo:margin-right="0in" fo:margin-top="0.1945in" fo:margin-bottom="0.0555in" loext:contextual-spacing="false" fo:line-height="100%" fo:keep-together="auto" fo:text-indent="-0.25in" style:auto-text-indent="false" fo:keep-with-next="auto"/>
    </style:style>
    <style:style style:name="P21" style:family="paragraph" style:parent-style-name="Heading_20_3" style:list-style-name="WWNum5">
      <style:paragraph-properties fo:margin-left="0.5in" fo:margin-right="0in" fo:margin-top="0.1945in" fo:margin-bottom="0.0555in" loext:contextual-spacing="false" fo:line-height="100%" fo:keep-together="auto" fo:text-indent="-0.25in" style:auto-text-indent="false" fo:keep-with-next="auto"/>
    </style:style>
    <style:style style:name="P22" style:family="paragraph" style:parent-style-name="Heading_20_3" style:list-style-name="WWNum6">
      <style:paragraph-properties fo:margin-left="0.5in" fo:margin-right="0in" fo:margin-top="0.1945in" fo:margin-bottom="0.0555in" loext:contextual-spacing="false" fo:line-height="100%" fo:keep-together="auto" fo:text-indent="-0.25in" style:auto-text-indent="false" fo:keep-with-next="auto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16pt" fo:font-weight="bold" style:font-size-asian="16pt" style:font-weight-asian="bold" style:font-size-complex="16pt"/>
    </style:style>
    <style:style style:name="T2" style:family="text">
      <style:text-properties fo:color="#000000" fo:font-size="15pt" fo:font-weight="bold" style:font-size-asian="15pt" style:font-weight-asian="bold" style:font-size-complex="15pt"/>
    </style:style>
    <style:style style:name="T3" style:family="text">
      <style:text-properties fo:color="#000000" fo:font-size="15pt" style:text-underline-style="none" fo:font-weight="bold" style:font-size-asian="15pt" style:font-weight-asian="bold" style:font-size-complex="15pt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T5" style:family="text">
      <style:text-properties fo:color="#000000" fo:font-size="13pt" style:text-underline-style="none" fo:font-weight="bold" style:font-size-asian="13pt" style:font-weight-asian="bold" style:font-size-complex="13pt"/>
    </style:style>
    <style:style style:name="T6" style:family="text">
      <style:text-properties fo:color="#000000" fo:font-size="19pt" fo:font-weight="bold" style:font-size-asian="19pt" style:font-weight-asian="bold" style:font-size-complex="19pt"/>
    </style:style>
    <style:style style:name="T7" style:family="text">
      <style:text-properties fo:color="#000000" fo:font-size="19pt" style:text-underline-style="none" fo:font-weight="bold" style:font-size-asian="19pt" style:font-weight-asian="bold" style:font-size-complex="19pt"/>
    </style:style>
    <style:style style:name="T8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T9" style:family="text">
      <style:text-properties fo:color="#188038" style:font-name="Roboto Mono" style:font-name-asian="Roboto Mono1" style:font-name-complex="Roboto Mono1"/>
    </style:style>
    <style:style style:name="T10" style:family="text">
      <style:text-properties fo:color="#188038" style:font-name="Roboto Mono" style:text-underline-style="none" style:font-name-asian="Roboto Mono1" style:font-name-complex="Roboto Mono1"/>
    </style:style>
    <style:style style:name="T11" style:family="text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ff79c6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50fa7b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14" style:family="text">
      <style:text-properties fo:color="#50fa7b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e9f284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f1fa8c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6272a4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cc0000"/>
    </style:style>
    <style:style style:name="T19" style:family="text">
      <style:text-properties fo:color="#8be9fd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20" style:family="text">
      <style:text-properties fo:color="#8be9fd" style:font-name="Courier New" fo:font-size="10.5pt" style:font-name-asian="Courier New1" style:font-size-asian="10.5pt" style:font-name-complex="Courier New1" style:font-size-complex="10.5pt"/>
    </style:style>
    <style:style style:name="T21" style:family="text">
      <style:text-properties fo:color="#ffb86c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22" style:family="text">
      <style:text-properties fo:color="#bd93f9" style:font-name="Courier New" fo:font-size="10.5pt" style:font-name-asian="Courier New1" style:font-size-asian="10.5pt" style:font-name-complex="Courier New1" style:font-size-complex="10.5pt"/>
    </style:style>
    <style:style style:name="T23" style:family="text">
      <style:text-properties fo:color="#bd93f9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jd4gpikli26s"/><text:span text:style-name="T1">Tutorial de Validação de Formulários com Angular Forms</text:span></text:p>
      <text:p text:style-name="Standard"/>
      <text:p text:style-name="Standard"><draw:rect text:anchor-type="as-char" style:rel-width="100%" draw:z-index="0" draw:style-name="gr1" draw:text-style-name="P23" svg:width="0.0012in" svg:height="0.0213in"><text:p/></draw:rect></text:p>
      <text:p text:style-name="Standard"/>
      <text:list xml:id="list1372502885" text:style-name="WWNum3">
        <text:list-item>
          <text:p text:style-name="P8"><text:bookmark text:name="_ybjnb1twujcj"/><text:span text:style-name="T2">Passo 1: Configurando o Ambiente</text:span></text:p>
        </text:list-item>
      </text:list>
      <text:p text:style-name="P18"><text:bookmark text:name="_a69862qotxeq"/><text:span text:style-name="T4">Certifique-se de que o Angular Forms está importado em seu módulo. No seu </text:span><text:span text:style-name="T8">app.module.ts</text:span><text:span text:style-name="T4">, você deve ter algo semelhante a:</text:span></text:p>
      <text:p text:style-name="P13"><text:bookmark text:name="_a69862qotxeq1"/><text:span text:style-name="T4">typescript</text:span></text:p>
      <text:p text:style-name="P13"><text:bookmark text:name="_748gmx2ppkuz"/><text:span text:style-name="T8">import { FormsModule } from '@angular/forms';</text:span></text:p>
      <text:p text:style-name="P14"><text:bookmark text:name="_rijbqy74hadt"/></text:p>
      <text:p text:style-name="P13"><text:bookmark text:name="_kae3hz1y7yxt"/><text:span text:style-name="T8">@NgModule({</text:span></text:p>
      <text:p text:style-name="P13"><text:bookmark text:name="_rjaemnnbjz1m"/><text:span text:style-name="T8"><text:s text:c="2"/>declarations: [</text:span></text:p>
      <text:p text:style-name="P13"><text:bookmark text:name="_z687qcjofzow"/><text:span text:style-name="T8"><text:s text:c="4"/>// seus componentes</text:span></text:p>
      <text:p text:style-name="P13"><text:bookmark text:name="_svsd47fsbh20"/><text:span text:style-name="T8"><text:s text:c="2"/>],</text:span></text:p>
      <text:p text:style-name="P13"><text:bookmark text:name="_kncdbkxnchw1"/><text:span text:style-name="T8"><text:s text:c="2"/>imports: [</text:span></text:p>
      <text:p text:style-name="P13"><text:bookmark text:name="_58donpgtrgjw"/><text:span text:style-name="T8"><text:s text:c="4"/>BrowserModule,</text:span></text:p>
      <text:p text:style-name="P13"><text:bookmark text:name="_kwseqrcp92j5"/><text:span text:style-name="T8"><text:s text:c="4"/>FormsModule <text:s/>// Garanta que FormsModule está aqui</text:span></text:p>
      <text:p text:style-name="P13"><text:bookmark text:name="_h51zpu3xq33y"/><text:span text:style-name="T8"><text:s text:c="2"/>],</text:span></text:p>
      <text:p text:style-name="P13"><text:bookmark text:name="_byzl37ekd15e"/><text:span text:style-name="T8"><text:s text:c="2"/>providers: [],</text:span></text:p>
      <text:p text:style-name="P13"><text:bookmark text:name="_vasgjg537q6x"/><text:span text:style-name="T8"><text:s text:c="2"/>bootstrap: [AppComponent]</text:span></text:p>
      <text:p text:style-name="P13"><text:bookmark text:name="_xtq9n5mg3eqc"/><text:span text:style-name="T8">})</text:span></text:p>
      <text:p text:style-name="P13"><text:bookmark text:name="_3fykmbsx7n7z"/><text:soft-page-break/><text:span text:style-name="T8">export class AppModule { }</text:span></text:p>
      <text:p text:style-name="P15"><text:bookmark text:name="_a69862qotxeq2"/></text:p>
      <text:list xml:id="list4020188547" text:style-name="WWNum9">
        <text:list-item>
          <text:p text:style-name="P9"><text:bookmark text:name="_m311ys9yqjgl"/><text:span text:style-name="T2">Passo 2: Criando o Formulário no Template</text:span></text:p>
        </text:list-item>
      </text:list>
      <text:p text:style-name="P18"><text:bookmark text:name="_a69862qotxeq3"/><text:span text:style-name="T4">No seu </text:span><text:span text:style-name="T8">app.component.html</text:span><text:span text:style-name="T4">, defina o formulário com validações:</text:span></text:p>
      <text:p text:style-name="P13"><text:bookmark text:name="_a69862qotxeq4"/><text:span text:style-name="T4">html</text:span></text:p>
      <text:p text:style-name="P13"><text:bookmark text:name="_dh9psaovchk"/><text:span text:style-name="T8">&lt;form #form="ngForm" novalidate&gt;</text:span></text:p>
      <text:p text:style-name="P13"><text:bookmark text:name="_dbsgxq98mgu0"/><text:span text:style-name="T8"><text:s text:c="2"/>&lt;!-- Nome com validação de comprimento --&gt;</text:span></text:p>
      <text:p text:style-name="P13"><text:bookmark text:name="_uggll9bjdici"/><text:span text:style-name="T8"><text:s text:c="2"/>&lt;label for="nome"&gt;Nome:&lt;/label&gt;</text:span></text:p>
      <text:p text:style-name="P13"><text:bookmark text:name="_rt2zp66yoz1b"/><text:span text:style-name="T8"><text:s text:c="2"/>&lt;input type="text" id="nome" name="nome" [(ngModel)]="nome" required minlength="2" maxlength="255" #nomeRef="ngModel"&gt;</text:span></text:p>
      <text:p text:style-name="P13"><text:bookmark text:name="_j6dthjl4l0k0"/><text:span text:style-name="T8"><text:s text:c="2"/>&lt;div *ngIf="nomeRef.errors &amp;&amp; (nomeRef.dirty || nomeRef.touched)" class="error"&gt;</text:span></text:p>
      <text:p text:style-name="P13"><text:bookmark text:name="_2l76eh6klbrs"/><text:span text:style-name="T8"><text:s text:c="4"/>&lt;p *ngIf="nomeRef.errors.required"&gt;O nome é obrigatório.&lt;/p&gt;</text:span></text:p>
      <text:p text:style-name="P13"><text:bookmark text:name="_njcdgum24pxk"/><text:span text:style-name="T8"><text:s text:c="4"/>&lt;p *ngIf="nomeRef.errors.minlength"&gt;O nome deve ter pelo menos 2 caracteres.&lt;/p&gt;</text:span></text:p>
      <text:p text:style-name="P13"><text:bookmark text:name="_mlmxe84o8sxp"/><text:span text:style-name="T8"><text:s text:c="4"/>&lt;p *ngIf="nomeRef.errors.maxlength"&gt;O nome não pode exceder 255 caracteres.&lt;/p&gt;</text:span></text:p>
      <text:p text:style-name="P13"><text:bookmark text:name="_edyqox74xmzr"/><text:span text:style-name="T8"><text:s text:c="2"/>&lt;/div&gt;</text:span></text:p>
      <text:p text:style-name="P14"><text:bookmark text:name="_vkts5y54yheg"/></text:p>
      <text:p text:style-name="P13"><text:bookmark text:name="_sc1hv5jyqogv"/><text:span text:style-name="T8"><text:s text:c="2"/>&lt;!-- Mais campos com validações... --&gt;</text:span></text:p>
      <text:p text:style-name="P14"><text:bookmark text:name="_7rhxz5kwsl6y"/></text:p>
      <text:p text:style-name="P13"><text:bookmark text:name="_7sygq9kcvkba"/><text:span text:style-name="T8"><text:s text:c="2"/>&lt;button type="submit" [disabled]="form.invalid"&gt;Enviar&lt;/button&gt;</text:span></text:p>
      <text:p text:style-name="P13"><text:bookmark text:name="_drbg4mmaab5u"/><text:span text:style-name="T8">&lt;/form&gt;</text:span></text:p>
      <text:p text:style-name="P16"><text:bookmark text:name="_a69862qotxeq5"/></text:p>
      <text:list xml:id="list1849399732" text:style-name="WWNum7">
        <text:list-item>
          <text:p text:style-name="P10"><text:bookmark text:name="_6j3gvcr7g1wm"/><text:span text:style-name="T6">Passo 3: Estilizando os Erros</text:span></text:p>
        </text:list-item>
      </text:list>
      <text:p text:style-name="P18"><text:bookmark text:name="_a69862qotxeq6"/><text:soft-page-break/><text:span text:style-name="T4">No seu CSS, você pode adicionar regras para destacar erros, por exemplo:</text:span></text:p>
      <text:p text:style-name="P13"><text:bookmark text:name="_a69862qotxeq7"/><text:span text:style-name="T4">css</text:span></text:p>
      <text:p text:style-name="P13"><text:bookmark text:name="_2nhcfaooe1h8"/><text:span text:style-name="T8">input.ng-invalid.ng-touched {</text:span></text:p>
      <text:p text:style-name="P13"><text:bookmark text:name="_2dlwqgsotg7g"/><text:span text:style-name="T8"><text:s text:c="2"/>border: 2px solid red;</text:span></text:p>
      <text:p text:style-name="P13"><text:bookmark text:name="_ehu32xegu4d1"/><text:span text:style-name="T8">}</text:span></text:p>
      <text:p text:style-name="P14"><text:bookmark text:name="_ruc3pk9xxrst"/></text:p>
      <text:p text:style-name="P13"><text:bookmark text:name="_gvv3jkbhx0ey"/><text:span text:style-name="T8">.error p {</text:span></text:p>
      <text:p text:style-name="P13"><text:bookmark text:name="_myvfpo8jr3qr"/><text:span text:style-name="T8"><text:s text:c="2"/>color: red;</text:span></text:p>
      <text:p text:style-name="P13"><text:bookmark text:name="_jfl6lzfyf2fs"/><text:span text:style-name="T8"><text:s text:c="2"/>font-size: 0.8em;</text:span></text:p>
      <text:p text:style-name="P13"><text:bookmark text:name="_1gb1xth8for4"/><text:span text:style-name="T8">}</text:span></text:p>
      <text:p text:style-name="P15"><text:bookmark text:name="_a69862qotxeq8"/></text:p>
      <text:list xml:id="list3562440576" text:style-name="WWNum10">
        <text:list-item>
          <text:p text:style-name="P11"><text:bookmark text:name="_f952i2pybcs1"/><text:span text:style-name="T2">Passo 4: Adicionando Validações ao Componente</text:span></text:p>
        </text:list-item>
      </text:list>
      <text:p text:style-name="P18"><text:bookmark text:name="_a69862qotxeq9"/><text:span text:style-name="T4">No seu </text:span><text:span text:style-name="T8">app.component.ts</text:span><text:span text:style-name="T4">, você não precisa fazer muito para as validações funcionarem, pois elas são tratadas no template. Apenas certifique-se de que os dados estão sendo manipulados corretamente:</text:span></text:p>
      <text:p text:style-name="P13"><text:bookmark text:name="_a69862qotxeq10"/><text:span text:style-name="T4">typescript</text:span></text:p>
      <text:p text:style-name="P13"><text:bookmark text:name="_q22pjacbuprg"/><text:span text:style-name="T8">export class AppComponent {</text:span></text:p>
      <text:p text:style-name="P13"><text:bookmark text:name="_wbpsz1sz053v"/><text:span text:style-name="T8"><text:s text:c="2"/>nome = '';</text:span></text:p>
      <text:p text:style-name="P13"><text:bookmark text:name="_c0gynnk4v9e4"/><text:span text:style-name="T8"><text:s text:c="2"/>// outras variáveis...</text:span></text:p>
      <text:p text:style-name="P14"><text:bookmark text:name="_j8g8ds5iek8i"/></text:p>
      <text:p text:style-name="P13"><text:bookmark text:name="_i7apekswzwqb"/><text:span text:style-name="T8"><text:s text:c="2"/>enviarDados() {</text:span></text:p>
      <text:p text:style-name="P13"><text:bookmark text:name="_rj1sh4w58f6u"/><text:span text:style-name="T8"><text:s text:c="4"/>if (this.form.valid) {</text:span></text:p>
      <text:p text:style-name="P13"><text:bookmark text:name="_wux123cmflz4"/><text:span text:style-name="T8"><text:s text:c="6"/>// Lógica de envio</text:span></text:p>
      <text:p text:style-name="P13"><text:bookmark text:name="_jha5kpx1wku2"/><text:soft-page-break/><text:span text:style-name="T8"><text:s text:c="4"/>}</text:span></text:p>
      <text:p text:style-name="P13"><text:bookmark text:name="_hdygjbk6hpkj"/><text:span text:style-name="T8"><text:s text:c="2"/>}</text:span></text:p>
      <text:p text:style-name="P13"><text:bookmark text:name="_ymwhhb7qx9xb"/><text:span text:style-name="T8">}</text:span></text:p>
      <text:p text:style-name="P15"><text:bookmark text:name="_a69862qotxeq11"/></text:p>
      <text:list xml:id="list1083929871" text:style-name="WWNum1">
        <text:list-item>
          <text:p text:style-name="P12"><text:bookmark text:name="_sdw2m27b6f9p"/><text:span text:style-name="T2">Passo 5: Testando o Formulário</text:span></text:p>
        </text:list-item>
      </text:list>
      <text:p text:style-name="P18"><text:bookmark text:name="_vxrkz4isfxow"/><text:span text:style-name="T4">Quando você interagir com o formulário, verá as mensagens de erro aparecendo conforme as regras definidas. O botão de envio só será ativado quando o formulário estiver válido.</text:span></text:p>
      <text:p text:style-name="Standard"/>
      <text:p text:style-name="Standard"><draw:rect text:anchor-type="as-char" style:rel-width="100%" draw:z-index="1" draw:style-name="gr1" draw:text-style-name="P23" svg:width="0.0012in" svg:height="0.0213in"><text:p/></draw:rect></text:p>
      <text:p text:style-name="Standard"/>
      <text:p text:style-name="P18"><text:bookmark text:name="_sl5ao8vbous8"/><text:span text:style-name="T1">Validação de formulário no Backend</text:span></text:p>
      <text:p text:style-name="P13"><text:bookmark text:name="_om3xjpotr9co"/><draw:rect text:anchor-type="as-char" style:rel-width="100%" draw:z-index="2" draw:style-name="gr1" draw:text-style-name="P23" svg:width="0.0012in" svg:height="0.0213in"><text:p/></draw:rect></text:p>
      <text:list xml:id="list4121226426" text:style-name="WWNum8">
        <text:list-item>
          <text:p text:style-name="P19"><text:bookmark text:name="_7jztpru85tef"/><text:span text:style-name="T4">Passo 1: Estrutura HTML</text:span></text:p>
        </text:list-item>
      </text:list>
      <text:p text:style-name="P1">Primeiro, vamos garantir que seu HTML está configurado para mostrar as mensagens de validação, observe que o span está vazio para não mostrar nenhuma mensagem ao início da página além de cada input ter um span:</text:p>
      <text:p text:style-name="P2"><text:span text:style-name="T11">&lt;</text:span><text:span text:style-name="T12">form</text:span><text:span text:style-name="T11"> </text:span><text:span text:style-name="T13">id</text:span><text:span text:style-name="T12">=</text:span><text:span text:style-name="T15">"</text:span><text:span text:style-name="T16">filterForm</text:span><text:span text:style-name="T15">"</text:span><text:span text:style-name="T11"> </text:span><text:span text:style-name="T13">class</text:span><text:span text:style-name="T12">=</text:span><text:span text:style-name="T15">"</text:span><text:span text:style-name="T16">filter-container</text:span><text:span text:style-name="T15">"</text:span><text:span text:style-name="T11"> </text:span><text:span text:style-name="T13">(submit)</text:span><text:span text:style-name="T12">=</text:span><text:span text:style-name="T15">"</text:span><text:span text:style-name="T16">enviarDados()</text:span><text:span text:style-name="T15">"</text:span><text:span text:style-name="T11">&gt;</text:span></text:p>
      <text:p text:style-name="P2"><text:span text:style-name="T11"><text:s text:c="6"/>&lt;</text:span><text:span text:style-name="T12">label</text:span><text:span text:style-name="T11"> </text:span><text:span text:style-name="T13">for</text:span><text:span text:style-name="T12">=</text:span><text:span text:style-name="T15">"</text:span><text:span text:style-name="T16">texto</text:span><text:span text:style-name="T15">"</text:span><text:span text:style-name="T11">&gt;Nome: &lt;/</text:span><text:span text:style-name="T12">label</text:span><text:span text:style-name="T11">&gt;</text:span></text:p>
      <text:p text:style-name="P2"><text:span text:style-name="T11"><text:s text:c="6"/>&lt;</text:span><text:span text:style-name="T12">input</text:span><text:span text:style-name="T11"> </text:span><text:span text:style-name="T13">class</text:span><text:span text:style-name="T12">=</text:span><text:span text:style-name="T15">"</text:span><text:span text:style-name="T16">filter-input</text:span><text:span text:style-name="T15">"</text:span><text:span text:style-name="T11"> </text:span><text:span text:style-name="T13">type</text:span><text:span text:style-name="T12">=</text:span><text:span text:style-name="T15">"</text:span><text:span text:style-name="T16">text</text:span><text:span text:style-name="T15">"</text:span><text:span text:style-name="T11"> </text:span><text:span text:style-name="T13">id</text:span><text:span text:style-name="T12">=</text:span><text:span text:style-name="T15">"</text:span><text:span text:style-name="T16">texto</text:span><text:span text:style-name="T15">"</text:span><text:span text:style-name="T11"> </text:span><text:span text:style-name="T13">[(ngModel)]</text:span><text:span text:style-name="T12">=</text:span><text:span text:style-name="T15">"</text:span><text:span text:style-name="T16">nome</text:span><text:span text:style-name="T15">"</text:span><text:span text:style-name="T11"> </text:span><text:span text:style-name="T13">name</text:span><text:span text:style-name="T12">=</text:span><text:span text:style-name="T15">"</text:span><text:span text:style-name="T16">nome</text:span><text:span text:style-name="T15">"</text:span><text:span text:style-name="T11"> </text:span><text:span text:style-name="T13">placeholder</text:span><text:span text:style-name="T12">=</text:span><text:span text:style-name="T15">""</text:span><text:span text:style-name="T11">&gt;</text:span></text:p>
      <text:p text:style-name="P2"><text:span text:style-name="T11"><text:s text:c="6"/>&lt;</text:span><text:span text:style-name="T12">span</text:span><text:span text:style-name="T11"> </text:span><text:span text:style-name="T13">id</text:span><text:span text:style-name="T12">=</text:span><text:span text:style-name="T15">"</text:span><text:span text:style-name="T16">txtError</text:span><text:span text:style-name="T15">"</text:span><text:span text:style-name="T11"> </text:span><text:span text:style-name="T13">style</text:span><text:span text:style-name="T12">=</text:span><text:span text:style-name="T15">"</text:span><text:span text:style-name="T16">color: red;</text:span><text:span text:style-name="T15">"</text:span><text:span text:style-name="T11">&gt;&lt;/</text:span><text:span text:style-name="T12">span</text:span><text:span text:style-name="T11">&gt;</text:span></text:p>
      <text:p text:style-name="P2"><text:span text:style-name="T11"><text:s text:c="6"/>&lt;</text:span><text:span text:style-name="T12">br</text:span><text:span text:style-name="T11">&gt;</text:span></text:p>
      <text:p text:style-name="P2"><text:span text:style-name="T11"><text:s text:c="6"/>&lt;</text:span><text:span text:style-name="T12">label</text:span><text:span text:style-name="T11"> </text:span><text:span text:style-name="T13">for</text:span><text:span text:style-name="T12">=</text:span><text:span text:style-name="T15">"</text:span><text:span text:style-name="T16">inteiro</text:span><text:span text:style-name="T15">"</text:span><text:span text:style-name="T11">&gt;Idade: &lt;/</text:span><text:span text:style-name="T12">label</text:span><text:span text:style-name="T11">&gt;</text:span></text:p>
      <text:p text:style-name="P2"><text:span text:style-name="T11"><text:s text:c="6"/>&lt;</text:span><text:span text:style-name="T12">input</text:span><text:span text:style-name="T11"> </text:span><text:span text:style-name="T13">class</text:span><text:span text:style-name="T12">=</text:span><text:span text:style-name="T15">"</text:span><text:span text:style-name="T16">filter-input</text:span><text:span text:style-name="T15">"</text:span><text:span text:style-name="T11"> </text:span><text:span text:style-name="T13">type</text:span><text:span text:style-name="T12">=</text:span><text:span text:style-name="T15">"</text:span><text:span text:style-name="T16">number</text:span><text:span text:style-name="T15">"</text:span><text:span text:style-name="T11"> </text:span><text:span text:style-name="T13">id</text:span><text:span text:style-name="T12">=</text:span><text:span text:style-name="T15">"</text:span><text:span text:style-name="T16">inteiro</text:span><text:span text:style-name="T15">"</text:span><text:span text:style-name="T11"> </text:span><text:span text:style-name="T13">[(ngModel)]</text:span><text:span text:style-name="T12">=</text:span><text:span text:style-name="T15">"</text:span><text:span text:style-name="T16">idade</text:span><text:span text:style-name="T15">"</text:span><text:span text:style-name="T11"> </text:span><text:span text:style-name="T13">name</text:span><text:span text:style-name="T12">=</text:span><text:span text:style-name="T15">"</text:span><text:span text:style-name="T16">idade</text:span><text:span text:style-name="T15">"</text:span><text:span text:style-name="T11">&gt;</text:span></text:p>
      <text:p text:style-name="P2"><text:span text:style-name="T11"><text:s text:c="6"/>&lt;</text:span><text:span text:style-name="T12">span</text:span><text:span text:style-name="T11"> </text:span><text:span text:style-name="T13">id</text:span><text:span text:style-name="T12">=</text:span><text:span text:style-name="T15">"</text:span><text:span text:style-name="T16">nmbrError</text:span><text:span text:style-name="T15">"</text:span><text:span text:style-name="T11"> </text:span><text:span text:style-name="T13">style</text:span><text:span text:style-name="T12">=</text:span><text:span text:style-name="T15">"</text:span><text:span text:style-name="T16">color:red;</text:span><text:span text:style-name="T15">"</text:span><text:span text:style-name="T11">&gt;&lt;/</text:span><text:span text:style-name="T12">span</text:span><text:span text:style-name="T11">&gt;</text:span></text:p>
      <text:p text:style-name="P2"><text:soft-page-break/><text:span text:style-name="T11"><text:s text:c="6"/>&lt;</text:span><text:span text:style-name="T12">br</text:span><text:span text:style-name="T11">&gt;</text:span></text:p>
      <text:p text:style-name="P2"><text:span text:style-name="T11"><text:s text:c="6"/>&lt;</text:span><text:span text:style-name="T12">label</text:span><text:span text:style-name="T11"> </text:span><text:span text:style-name="T13">for</text:span><text:span text:style-name="T12">=</text:span><text:span text:style-name="T15">"</text:span><text:span text:style-name="T16">brasil</text:span><text:span text:style-name="T15">"</text:span><text:span text:style-name="T11">&gt;Nacionalidade brasileira: &lt;/</text:span><text:span text:style-name="T12">label</text:span><text:span text:style-name="T11">&gt;</text:span></text:p>
      <text:p text:style-name="P2"><text:span text:style-name="T11"><text:s text:c="6"/>&lt;</text:span><text:span text:style-name="T12">input</text:span><text:span text:style-name="T11"> </text:span><text:span text:style-name="T13">class</text:span><text:span text:style-name="T12">=</text:span><text:span text:style-name="T15">"</text:span><text:span text:style-name="T16">filter-checkbox</text:span><text:span text:style-name="T15">"</text:span><text:span text:style-name="T11"> </text:span><text:span text:style-name="T13">type</text:span><text:span text:style-name="T12">=</text:span><text:span text:style-name="T15">"</text:span><text:span text:style-name="T16">checkbox</text:span><text:span text:style-name="T15">"</text:span><text:span text:style-name="T11"> </text:span><text:span text:style-name="T13">id</text:span><text:span text:style-name="T12">=</text:span><text:span text:style-name="T15">"</text:span><text:span text:style-name="T16">brasil</text:span><text:span text:style-name="T15">"</text:span><text:span text:style-name="T11"> </text:span><text:span text:style-name="T13">[(ngModel)]</text:span><text:span text:style-name="T12">=</text:span><text:span text:style-name="T15">"</text:span><text:span text:style-name="T16">nacionalidadeBrasileira</text:span><text:span text:style-name="T15">"</text:span><text:span text:style-name="T11"> </text:span><text:span text:style-name="T13">name</text:span><text:span text:style-name="T12">=</text:span><text:span text:style-name="T15">"</text:span><text:span text:style-name="T16">nacionalidadeBrasileira</text:span><text:span text:style-name="T15">"</text:span><text:span text:style-name="T11">&gt; Sim</text:span></text:p>
      <text:p text:style-name="P2"><text:span text:style-name="T11"><text:s text:c="6"/>&lt;</text:span><text:span text:style-name="T12">span</text:span><text:span text:style-name="T11"> </text:span><text:span text:style-name="T13">id</text:span><text:span text:style-name="T12">=</text:span><text:span text:style-name="T15">"</text:span><text:span text:style-name="T16">boolError</text:span><text:span text:style-name="T15">"</text:span><text:span text:style-name="T11"> </text:span><text:span text:style-name="T13">style</text:span><text:span text:style-name="T12">=</text:span><text:span text:style-name="T15">"</text:span><text:span text:style-name="T16">color:red;</text:span><text:span text:style-name="T15">"</text:span><text:span text:style-name="T11">&gt;&lt;/</text:span><text:span text:style-name="T12">span</text:span><text:span text:style-name="T11">&gt;</text:span></text:p>
      <text:p text:style-name="P2"><text:span text:style-name="T11"><text:s text:c="6"/>&lt;</text:span><text:span text:style-name="T12">br</text:span><text:span text:style-name="T11">&gt;</text:span></text:p>
      <text:p text:style-name="P2"><text:span text:style-name="T11"><text:s text:c="6"/>&lt;</text:span><text:span text:style-name="T12">label</text:span><text:span text:style-name="T11"> </text:span><text:span text:style-name="T13">for</text:span><text:span text:style-name="T12">=</text:span><text:span text:style-name="T15">"</text:span><text:span text:style-name="T16">sexo</text:span><text:span text:style-name="T15">"</text:span><text:span text:style-name="T11">&gt;Sexo: &lt;/</text:span><text:span text:style-name="T12">label</text:span><text:span text:style-name="T11">&gt;</text:span></text:p>
      <text:p text:style-name="P2"><text:span text:style-name="T11"><text:s text:c="6"/>&lt;</text:span><text:span text:style-name="T12">input</text:span><text:span text:style-name="T11"> </text:span><text:span text:style-name="T13">type</text:span><text:span text:style-name="T12">=</text:span><text:span text:style-name="T15">"</text:span><text:span text:style-name="T16">radio</text:span><text:span text:style-name="T15">"</text:span><text:span text:style-name="T11"> </text:span><text:span text:style-name="T13">id</text:span><text:span text:style-name="T12">=</text:span><text:span text:style-name="T15">"</text:span><text:span text:style-name="T16">masculino</text:span><text:span text:style-name="T15">"</text:span><text:span text:style-name="T11"> </text:span><text:span text:style-name="T13">[(ngModel)]</text:span><text:span text:style-name="T12">=</text:span><text:span text:style-name="T15">"</text:span><text:span text:style-name="T16">sexo</text:span><text:span text:style-name="T15">"</text:span><text:span text:style-name="T11"> </text:span><text:span text:style-name="T13">name</text:span><text:span text:style-name="T12">=</text:span><text:span text:style-name="T15">"</text:span><text:span text:style-name="T16">sexo</text:span><text:span text:style-name="T15">"</text:span><text:span text:style-name="T11"> </text:span><text:span text:style-name="T13">value</text:span><text:span text:style-name="T12">=</text:span><text:span text:style-name="T15">"</text:span><text:span text:style-name="T16">Masculino</text:span><text:span text:style-name="T15">"</text:span><text:span text:style-name="T11">&gt;Masculino</text:span></text:p>
      <text:p text:style-name="P2"><text:span text:style-name="T11"><text:s text:c="6"/>&lt;</text:span><text:span text:style-name="T12">input</text:span><text:span text:style-name="T11"> </text:span><text:span text:style-name="T13">type</text:span><text:span text:style-name="T12">=</text:span><text:span text:style-name="T15">"</text:span><text:span text:style-name="T16">radio</text:span><text:span text:style-name="T15">"</text:span><text:span text:style-name="T11"> </text:span><text:span text:style-name="T13">id</text:span><text:span text:style-name="T12">=</text:span><text:span text:style-name="T15">"</text:span><text:span text:style-name="T16">feminino</text:span><text:span text:style-name="T15">"</text:span><text:span text:style-name="T11"> </text:span><text:span text:style-name="T13">[(ngModel)]</text:span><text:span text:style-name="T12">=</text:span><text:span text:style-name="T15">"</text:span><text:span text:style-name="T16">sexo</text:span><text:span text:style-name="T15">"</text:span><text:span text:style-name="T11"> </text:span><text:span text:style-name="T13">name</text:span><text:span text:style-name="T12">=</text:span><text:span text:style-name="T15">"</text:span><text:span text:style-name="T16">sexo</text:span><text:span text:style-name="T15">"</text:span><text:span text:style-name="T11"> </text:span><text:span text:style-name="T13">value</text:span><text:span text:style-name="T12">=</text:span><text:span text:style-name="T15">"</text:span><text:span text:style-name="T16">Feminino</text:span><text:span text:style-name="T15">"</text:span><text:span text:style-name="T11">&gt;Feminino</text:span></text:p>
      <text:p text:style-name="P2"><text:span text:style-name="T11"><text:s text:c="6"/></text:span><text:span text:style-name="T17">&lt;!-- &lt;input type="radio" id="Non-Binario" [(ngModel)]="sexo" name="sexo" value="Non-Binario"&gt;Non-Binario</text:span></text:p>
      <text:p text:style-name="P2"><text:span text:style-name="T17"><text:s text:c="6"/>&lt;input type="radio" id="Homoafetivo" [(ngModel)]="sexo" name="sexo" value="Homoafetivo"&gt;Homoafetivo</text:span></text:p>
      <text:p text:style-name="P2"><text:span text:style-name="T17"><text:s text:c="6"/>&lt;input type="radio" id="Outros" [(ngModel)]="sexo" name="sexo" value="Outros"&gt;Outros --&gt;</text:span></text:p>
      <text:p text:style-name="P2"><text:span text:style-name="T11"><text:s text:c="6"/>&lt;</text:span><text:span text:style-name="T12">span</text:span><text:span text:style-name="T11"> </text:span><text:span text:style-name="T13">id</text:span><text:span text:style-name="T12">=</text:span><text:span text:style-name="T15">"</text:span><text:span text:style-name="T16">sxError</text:span><text:span text:style-name="T15">"</text:span><text:span text:style-name="T11"> </text:span><text:span text:style-name="T13">style</text:span><text:span text:style-name="T12">=</text:span><text:span text:style-name="T15">"</text:span><text:span text:style-name="T16">color:red;</text:span><text:span text:style-name="T15">"</text:span><text:span text:style-name="T11">&gt;&lt;/</text:span><text:span text:style-name="T12">span</text:span><text:span text:style-name="T11">&gt;</text:span></text:p>
      <text:p text:style-name="P2"><text:span text:style-name="T11"><text:s text:c="6"/>&lt;</text:span><text:span text:style-name="T12">br</text:span><text:span text:style-name="T11">&gt;</text:span></text:p>
      <text:p text:style-name="P2"><text:span text:style-name="T11"><text:s text:c="6"/>&lt;</text:span><text:span text:style-name="T12">select</text:span><text:span text:style-name="T11"> </text:span><text:span text:style-name="T13">name</text:span><text:span text:style-name="T12">=</text:span><text:span text:style-name="T15">"</text:span><text:span text:style-name="T16">cor</text:span><text:span text:style-name="T15">"</text:span><text:span text:style-name="T11"> </text:span><text:span text:style-name="T13">[(ngModel)]</text:span><text:span text:style-name="T12">=</text:span><text:span text:style-name="T15">"</text:span><text:span text:style-name="T16">cor</text:span><text:span text:style-name="T15">"</text:span><text:span text:style-name="T11">&gt;</text:span></text:p>
      <text:p text:style-name="P2"><text:span text:style-name="T11"><text:s text:c="8"/>&lt;</text:span><text:span text:style-name="T12">option</text:span><text:span text:style-name="T11"> </text:span><text:span text:style-name="T13">value</text:span><text:span text:style-name="T12">=</text:span><text:span text:style-name="T15">"</text:span><text:span text:style-name="T16">azul</text:span><text:span text:style-name="T15">"</text:span><text:span text:style-name="T11">&gt;Azul&lt;/</text:span><text:span text:style-name="T12">option</text:span><text:span text:style-name="T11">&gt;</text:span></text:p>
      <text:p text:style-name="P2"><text:span text:style-name="T11"><text:s text:c="8"/>&lt;</text:span><text:span text:style-name="T12">option</text:span><text:span text:style-name="T11"> </text:span><text:span text:style-name="T13">value</text:span><text:span text:style-name="T12">=</text:span><text:span text:style-name="T15">"</text:span><text:span text:style-name="T16">vermelho</text:span><text:span text:style-name="T15">"</text:span><text:span text:style-name="T11"> </text:span><text:span text:style-name="T13">selected</text:span><text:span text:style-name="T11">&gt;Vermelho&lt;/</text:span><text:span text:style-name="T12">option</text:span><text:span text:style-name="T11">&gt;</text:span></text:p>
      <text:p text:style-name="P2"><text:span text:style-name="T11"><text:s text:c="8"/>&lt;</text:span><text:span text:style-name="T12">option</text:span><text:span text:style-name="T11"> </text:span><text:span text:style-name="T13">value</text:span><text:span text:style-name="T12">=</text:span><text:span text:style-name="T15">"</text:span><text:span text:style-name="T16">rosa</text:span><text:span text:style-name="T15">"</text:span><text:span text:style-name="T11">&gt;Rosa&lt;/</text:span><text:span text:style-name="T12">option</text:span><text:span text:style-name="T11">&gt;</text:span></text:p>
      <text:p text:style-name="P2"><text:span text:style-name="T11"><text:s text:c="6"/>&lt;/</text:span><text:span text:style-name="T12">select</text:span><text:span text:style-name="T11">&gt;</text:span></text:p>
      <text:p text:style-name="P2"><text:span text:style-name="T11"><text:s text:c="6"/>&lt;</text:span><text:span text:style-name="T12">span</text:span><text:span text:style-name="T11"> </text:span><text:span text:style-name="T13">id</text:span><text:span text:style-name="T12">=</text:span><text:span text:style-name="T15">"</text:span><text:span text:style-name="T16">corError</text:span><text:span text:style-name="T15">"</text:span><text:span text:style-name="T11"> </text:span><text:span text:style-name="T13">style</text:span><text:span text:style-name="T12">=</text:span><text:span text:style-name="T15">"</text:span><text:span text:style-name="T16">color:red;</text:span><text:span text:style-name="T15">"</text:span><text:span text:style-name="T11">&gt;&lt;/</text:span><text:span text:style-name="T12">span</text:span><text:span text:style-name="T11">&gt;</text:span></text:p>
      <text:p text:style-name="P2"><text:span text:style-name="T11"><text:s text:c="6"/>&lt;</text:span><text:span text:style-name="T12">button</text:span><text:span text:style-name="T11"> </text:span><text:span text:style-name="T13">class</text:span><text:span text:style-name="T12">=</text:span><text:span text:style-name="T15">"</text:span><text:span text:style-name="T16">filter-button</text:span><text:span text:style-name="T15">"</text:span><text:span text:style-name="T11"> </text:span><text:span text:style-name="T13">type</text:span><text:span text:style-name="T12">=</text:span><text:span text:style-name="T15">"</text:span><text:span text:style-name="T16">submit</text:span><text:span text:style-name="T15">"</text:span><text:span text:style-name="T11">&gt;Enviar&lt;/</text:span><text:span text:style-name="T12">button</text:span><text:span text:style-name="T11">&gt;</text:span></text:p>
      <text:p text:style-name="P2"><text:span text:style-name="T11"><text:s text:c="4"/>&lt;/</text:span><text:span text:style-name="T12">form</text:span><text:span text:style-name="T11">&gt;</text:span></text:p>
      <text:p text:style-name="P1"><text:soft-page-break/></text:p>
      <text:list xml:id="list3125573250" text:style-name="WWNum4">
        <text:list-item>
          <text:p text:style-name="P20"><text:bookmark text:name="_nyq1tllyqunj"/><text:span text:style-name="T4">Passo 2: Criação da Interface no Frontend</text:span></text:p>
        </text:list-item>
      </text:list>
      <text:p text:style-name="P1">No seu frontend, faça a criação de uma interface <text:span text:style-name="T9">sttsFormulario</text:span>, iremos precisar dela no arquivo <text:span text:style-name="T9">data.service.ts </text:span>e também no <text:span text:style-name="T9">app.component.ts.</text:span></text:p>
      <text:list xml:id="list661821027" text:style-name="WWNum2">
        <text:list-item>
          <text:p text:style-name="P6"><text:span text:style-name="T9">data.service.ts</text:span></text:p>
        </text:list-item>
      </text:list>
      <text:p text:style-name="P3"/>
      <text:p text:style-name="P2"><text:span text:style-name="T12">interface</text:span><text:span text:style-name="T11"> </text:span><text:span text:style-name="T19">ErrStts</text:span><text:span text:style-name="T11"> {</text:span></text:p>
      <text:p text:style-name="P2"><text:span text:style-name="T11"><text:s text:c="2"/>txt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<text:s text:c="2"/>nmbr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<text:s text:c="2"/>bool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<text:s text:c="2"/>sx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<text:s text:c="2"/>cor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}</text:span></text:p>
      <text:p text:style-name="P2"><text:span text:style-name="T12">interface</text:span><text:span text:style-name="T11"> </text:span><text:span text:style-name="T19">PostResponse</text:span><text:span text:style-name="T11">{</text:span></text:p>
      <text:p text:style-name="P2"><text:span text:style-name="T11"><text:s text:c="2"/>sttsForms</text:span><text:span text:style-name="T12">:</text:span><text:span text:style-name="T11"> </text:span><text:span text:style-name="T19">ErrStts</text:span><text:span text:style-name="T11">;</text:span></text:p>
      <text:p text:style-name="P2"><text:span text:style-name="T11">}</text:span></text:p>
      <text:p text:style-name="P2"><text:span text:style-name="T11"><text:s/></text:span><text:span text:style-name="T14">enviarDado</text:span><text:span text:style-name="T11">(</text:span><text:span text:style-name="T21">dado</text:span><text:span text:style-name="T12">:</text:span><text:span text:style-name="T11"> </text:span><text:span text:style-name="T19">any</text:span><text:span text:style-name="T11">) {</text:span></text:p>
      <text:p text:style-name="P2"><text:span text:style-name="T11"><text:s text:c="4"/></text:span><text:span text:style-name="T12">const</text:span><text:span text:style-name="T11"> </text:span><text:span text:style-name="T22">url</text:span><text:span text:style-name="T11"> </text:span><text:span text:style-name="T12">=</text:span><text:span text:style-name="T11"> </text:span><text:span text:style-name="T15">'</text:span><text:span text:style-name="T16">http://localhost:8000/formulario</text:span><text:span text:style-name="T15">'</text:span><text:span text:style-name="T11">;</text:span></text:p>
      <text:p text:style-name="P2"><text:span text:style-name="T11"><text:s text:c="4"/></text:span><text:span text:style-name="T12">return</text:span><text:span text:style-name="T11"> </text:span><text:span text:style-name="T23">this</text:span><text:span text:style-name="T11">.http.</text:span><text:span text:style-name="T14">post</text:span><text:span text:style-name="T11">&lt;</text:span><text:span text:style-name="T19">PostResponse</text:span><text:span text:style-name="T11">&gt;(</text:span><text:span text:style-name="T22">url</text:span><text:span text:style-name="T11">, </text:span><text:span text:style-name="T21">dado</text:span><text:span text:style-name="T11">);</text:span></text:p>
      <text:p text:style-name="P2"><text:span text:style-name="T11"><text:s text:c="2"/>}</text:span></text:p>
      <text:p text:style-name="P4"/>
      <text:p text:style-name="P1">Aqui estamos utilizando a propria função de enviar dados do formulário como meio de comunicação para o backend, porém o retorno do back será um objeto json.</text:p>
      <text:p text:style-name="P1"><text:soft-page-break/></text:p>
      <text:list xml:id="list2893532941" text:style-name="WWNum5">
        <text:list-item>
          <text:p text:style-name="P21"><text:bookmark text:name="_fccl8a81ni7k"/><text:span text:style-name="T4">Passo 3: Função de Validação no Backend</text:span></text:p>
        </text:list-item>
      </text:list>
      <text:p text:style-name="P1">Agora, vamos criar a função que valida os dados no backend FastAPI, as alterações a seguir foram feitas no main.py:</text:p>
      <text:p text:style-name="P2"/>
      <text:p text:style-name="P2"><text:span text:style-name="T14">@</text:span><text:span text:style-name="T11">app</text:span><text:span text:style-name="T14">.post</text:span><text:span text:style-name="T11">(</text:span><text:span text:style-name="T15">"</text:span><text:span text:style-name="T16">/formulario</text:span><text:span text:style-name="T15">"</text:span><text:span text:style-name="T11">)</text:span></text:p>
      <text:p text:style-name="P2"><text:span text:style-name="T12">def</text:span><text:span text:style-name="T11"> </text:span><text:span text:style-name="T14">receberDadosDoForm</text:span><text:span text:style-name="T11">(</text:span><text:span text:style-name="T21">dado</text:span><text:span text:style-name="T12">:</text:span><text:span text:style-name="T11"> </text:span><text:span text:style-name="T20">Formulario</text:span><text:span text:style-name="T11">):</text:span></text:p>
      <text:p text:style-name="P2"><text:span text:style-name="T11"><text:s text:c="4"/></text:span><text:span text:style-name="T14">print</text:span><text:span text:style-name="T11">(</text:span><text:span text:style-name="T21">dado</text:span><text:span text:style-name="T11">.</text:span><text:span text:style-name="T22">__str__</text:span><text:span text:style-name="T11">)</text:span></text:p>
      <text:p text:style-name="P2"><text:span text:style-name="T11"><text:s text:c="4"/>_errs </text:span><text:span text:style-name="T12">=</text:span><text:span text:style-name="T11"> </text:span><text:span text:style-name="T14">validarFormulario</text:span><text:span text:style-name="T11">(</text:span><text:span text:style-name="T21">dado</text:span><text:span text:style-name="T11">)</text:span></text:p>
      <text:p text:style-name="P2"><text:span text:style-name="T11"><text:s text:c="4"/></text:span><text:span text:style-name="T14">print</text:span><text:span text:style-name="T11">(_errs)</text:span></text:p>
      <text:p text:style-name="P2"><text:span text:style-name="T11"><text:s text:c="4"/></text:span><text:span text:style-name="T12">if</text:span><text:span text:style-name="T11">(_errs):</text:span></text:p>
      <text:p text:style-name="P2"><text:span text:style-name="T11"><text:s text:c="8"/></text:span><text:span text:style-name="T17"># se tiver erro retorno o objeto de erros e paro o processamento por aqui</text:span></text:p>
      <text:p text:style-name="P2"><text:span text:style-name="T11"><text:s text:c="8"/></text:span><text:span text:style-name="T12">return</text:span><text:span text:style-name="T11"> _errs</text:span></text:p>
      <text:p text:style-name="P2"><text:span text:style-name="T11"><text:s text:c="4"/></text:span><text:span text:style-name="T17"># tudo ok posso tratar os dados a partir daqui</text:span></text:p>
      <text:p text:style-name="P2"><text:span text:style-name="T11"><text:s text:c="4"/></text:span><text:span text:style-name="T14">print</text:span><text:span text:style-name="T11">(</text:span><text:span text:style-name="T15">"</text:span><text:span text:style-name="T16">Sucess</text:span><text:span text:style-name="T15">"</text:span><text:span text:style-name="T11">)</text:span></text:p>
      <text:p text:style-name="P2"><text:span text:style-name="T11"><text:s text:c="3"/></text:span></text:p>
      <text:p text:style-name="P2"><text:span text:style-name="T11"><text:s text:c="4"/></text:span><text:span text:style-name="T12">return</text:span><text:span text:style-name="T11"> </text:span><text:span text:style-name="T15">"</text:span><text:span text:style-name="T16">Sucess</text:span><text:span text:style-name="T15">"</text:span></text:p>
      <text:p text:style-name="P5"/>
      <text:p text:style-name="P5"/>
      <text:p text:style-name="P5"/>
      <text:p text:style-name="P2"><text:span text:style-name="T12">def</text:span><text:span text:style-name="T11"> </text:span><text:span text:style-name="T14">validarFormulario</text:span><text:span text:style-name="T11">(</text:span><text:span text:style-name="T21">dado</text:span><text:span text:style-name="T12">:</text:span><text:span text:style-name="T11"> </text:span><text:span text:style-name="T20">Formulario</text:span><text:span text:style-name="T11">)</text:span><text:span text:style-name="T12">-&gt;</text:span><text:span text:style-name="T11"> </text:span><text:span text:style-name="T14">any</text:span><text:span text:style-name="T11">:</text:span></text:p>
      <text:p text:style-name="P2"><text:span text:style-name="T11"><text:s text:c="4"/></text:span><text:span text:style-name="T17"># posição de erros</text:span></text:p>
      <text:p text:style-name="P2"><text:soft-page-break/><text:span text:style-name="T11"><text:s text:c="4"/>_errs </text:span><text:span text:style-name="T12">=</text:span><text:span text:style-name="T11"> []</text:span></text:p>
      <text:p text:style-name="P2"><text:span text:style-name="T11"><text:s text:c="4"/></text:span><text:span text:style-name="T17"># verificando o texto obrigatorio de min 2 carac e max 255 carac</text:span></text:p>
      <text:p text:style-name="P2"><text:span text:style-name="T11"><text:s text:c="4"/></text:span><text:span text:style-name="T12">if</text:span><text:span text:style-name="T11"> </text:span><text:span text:style-name="T14">len</text:span><text:span text:style-name="T11">(</text:span><text:span text:style-name="T21">dado</text:span><text:span text:style-name="T11">.nome) </text:span><text:span text:style-name="T12">&lt;</text:span><text:span text:style-name="T11"> </text:span><text:span text:style-name="T22">2</text:span><text:span text:style-name="T11"> </text:span><text:span text:style-name="T12">or</text:span><text:span text:style-name="T11"> </text:span><text:span text:style-name="T14">len</text:span><text:span text:style-name="T11">(</text:span><text:span text:style-name="T21">dado</text:span><text:span text:style-name="T11">.nome) </text:span><text:span text:style-name="T12">&gt;</text:span><text:span text:style-name="T11"> </text:span><text:span text:style-name="T22">255</text:span><text:span text:style-name="T11">:</text:span></text:p>
      <text:p text:style-name="P2"><text:span text:style-name="T11"><text:s text:c="8"/></text:span><text:span text:style-name="T17"># _errs.append("O texto deve ter no minimo 2 e no máximo 255 caracteres!")</text:span></text:p>
      <text:p text:style-name="P2"><text:span text:style-name="T11"><text:s text:c="8"/>_errs.</text:span><text:span text:style-name="T14">append</text:span><text:span text:style-name="T11">(</text:span><text:span text:style-name="T22">True</text:span><text:span text:style-name="T11">)</text:span></text:p>
      <text:p text:style-name="P2"><text:span text:style-name="T11"><text:s text:c="4"/></text:span><text:span text:style-name="T12">else</text:span><text:span text:style-name="T11">:</text:span></text:p>
      <text:p text:style-name="P2"><text:span text:style-name="T11"><text:s text:c="8"/>_errs.</text:span><text:span text:style-name="T14">append</text:span><text:span text:style-name="T11">(</text:span><text:span text:style-name="T22">False</text:span><text:span text:style-name="T11">)</text:span></text:p>
      <text:p text:style-name="P5"/>
      <text:p text:style-name="P5"/>
      <text:p text:style-name="P2"><text:span text:style-name="T11"><text:s text:c="4"/></text:span><text:span text:style-name="T12">if</text:span><text:span text:style-name="T11"> </text:span><text:span text:style-name="T21">dado</text:span><text:span text:style-name="T11">.idade </text:span><text:span text:style-name="T12">&lt;</text:span><text:span text:style-name="T11"> </text:span><text:span text:style-name="T22">1</text:span><text:span text:style-name="T11"> </text:span><text:span text:style-name="T12">or</text:span><text:span text:style-name="T11"> </text:span><text:span text:style-name="T21">dado</text:span><text:span text:style-name="T11">.idade </text:span><text:span text:style-name="T12">&gt;</text:span><text:span text:style-name="T11"> </text:span><text:span text:style-name="T22">1000</text:span><text:span text:style-name="T11">:</text:span></text:p>
      <text:p text:style-name="P2"><text:span text:style-name="T11"><text:s text:c="8"/></text:span><text:span text:style-name="T17"># _errs.append("O valor deve ser maior que 0 e menor que 1000!")</text:span></text:p>
      <text:p text:style-name="P2"><text:span text:style-name="T11"><text:s text:c="9"/>_errs.</text:span><text:span text:style-name="T14">append</text:span><text:span text:style-name="T11">(</text:span><text:span text:style-name="T22">True</text:span><text:span text:style-name="T11">)</text:span></text:p>
      <text:p text:style-name="P2"><text:span text:style-name="T11"><text:s text:c="4"/></text:span><text:span text:style-name="T12">else</text:span><text:span text:style-name="T11">:</text:span></text:p>
      <text:p text:style-name="P2"><text:span text:style-name="T11"><text:s text:c="8"/>_errs.</text:span><text:span text:style-name="T14">append</text:span><text:span text:style-name="T11">(</text:span><text:span text:style-name="T22">False</text:span><text:span text:style-name="T11">)</text:span></text:p>
      <text:p text:style-name="P5"/>
      <text:p text:style-name="P5"/>
      <text:p text:style-name="P2"><text:span text:style-name="T11"><text:s text:c="4"/></text:span><text:span text:style-name="T12">if</text:span><text:span text:style-name="T11"> </text:span><text:span text:style-name="T21">dado</text:span><text:span text:style-name="T11">.nacionalidadeBrasileira </text:span><text:span text:style-name="T12">is</text:span><text:span text:style-name="T11"> </text:span><text:span text:style-name="T22">None</text:span><text:span text:style-name="T11"> </text:span><text:span text:style-name="T12">or</text:span><text:span text:style-name="T11"> </text:span><text:span text:style-name="T21">dado</text:span><text:span text:style-name="T11">.nacionalidadeBrasileira </text:span><text:span text:style-name="T12">==</text:span><text:span text:style-name="T15">""</text:span><text:span text:style-name="T11">:</text:span></text:p>
      <text:p text:style-name="P2"><text:span text:style-name="T11"><text:s text:c="8"/></text:span><text:span text:style-name="T17"># _errs.append("Você deve responder sua nacionalidade!")</text:span></text:p>
      <text:p text:style-name="P2"><text:span text:style-name="T11"><text:s text:c="8"/>_errs.</text:span><text:span text:style-name="T14">append</text:span><text:span text:style-name="T11">(</text:span><text:span text:style-name="T22">True</text:span><text:span text:style-name="T11">)</text:span></text:p>
      <text:p text:style-name="P2"><text:span text:style-name="T11"><text:s text:c="4"/></text:span><text:span text:style-name="T12">else</text:span><text:span text:style-name="T11">:</text:span></text:p>
      <text:p text:style-name="P2"><text:span text:style-name="T11"><text:s text:c="8"/>_errs.</text:span><text:span text:style-name="T14">append</text:span><text:span text:style-name="T11">(</text:span><text:span text:style-name="T22">False</text:span><text:span text:style-name="T11">)</text:span></text:p>
      <text:p text:style-name="P5"><text:soft-page-break/></text:p>
      <text:p text:style-name="P5"/>
      <text:p text:style-name="P2"><text:span text:style-name="T11"><text:s text:c="4"/></text:span><text:span text:style-name="T12">if</text:span><text:span text:style-name="T11"> </text:span><text:span text:style-name="T21">dado</text:span><text:span text:style-name="T11">.sexo </text:span><text:span text:style-name="T12">is</text:span><text:span text:style-name="T11"> </text:span><text:span text:style-name="T22">None</text:span><text:span text:style-name="T11"> </text:span><text:span text:style-name="T12">or</text:span><text:span text:style-name="T11"> </text:span><text:span text:style-name="T21">dado</text:span><text:span text:style-name="T11">.sexo </text:span><text:span text:style-name="T12">==</text:span><text:span text:style-name="T11"> </text:span><text:span text:style-name="T15">""</text:span><text:span text:style-name="T11">:</text:span></text:p>
      <text:p text:style-name="P2"><text:span text:style-name="T11"><text:s text:c="8"/></text:span><text:span text:style-name="T17"># _errs.append("Sexo obrigatório")</text:span></text:p>
      <text:p text:style-name="P2"><text:span text:style-name="T11"><text:s text:c="8"/>_errs.</text:span><text:span text:style-name="T14">append</text:span><text:span text:style-name="T11">(</text:span><text:span text:style-name="T22">True</text:span><text:span text:style-name="T11">)</text:span></text:p>
      <text:p text:style-name="P2"><text:span text:style-name="T11"><text:s text:c="4"/></text:span><text:span text:style-name="T12">else</text:span><text:span text:style-name="T11">:</text:span></text:p>
      <text:p text:style-name="P2"><text:span text:style-name="T11"><text:s text:c="8"/>_errs.</text:span><text:span text:style-name="T14">append</text:span><text:span text:style-name="T11">(</text:span><text:span text:style-name="T22">False</text:span><text:span text:style-name="T11">)</text:span></text:p>
      <text:p text:style-name="P5"/>
      <text:p text:style-name="P5"/>
      <text:p text:style-name="P2"><text:span text:style-name="T11"><text:s text:c="4"/></text:span><text:span text:style-name="T12">if</text:span><text:span text:style-name="T11"> </text:span><text:span text:style-name="T21">dado</text:span><text:span text:style-name="T11">.cor </text:span><text:span text:style-name="T12">is</text:span><text:span text:style-name="T11"> </text:span><text:span text:style-name="T22">None</text:span><text:span text:style-name="T11"> </text:span><text:span text:style-name="T12">or</text:span><text:span text:style-name="T11"> </text:span><text:span text:style-name="T21">dado</text:span><text:span text:style-name="T11">.cor </text:span><text:span text:style-name="T12">==</text:span><text:span text:style-name="T11"> </text:span><text:span text:style-name="T15">""</text:span><text:span text:style-name="T11">:</text:span></text:p>
      <text:p text:style-name="P2"><text:span text:style-name="T11"><text:s text:c="8"/></text:span><text:span text:style-name="T17"># _errs.append("Selecione uma cor!")</text:span></text:p>
      <text:p text:style-name="P2"><text:span text:style-name="T11"><text:s text:c="8"/>_errs.</text:span><text:span text:style-name="T14">append</text:span><text:span text:style-name="T11">(</text:span><text:span text:style-name="T22">True</text:span><text:span text:style-name="T11">)</text:span></text:p>
      <text:p text:style-name="P2"><text:span text:style-name="T11"><text:s text:c="4"/></text:span><text:span text:style-name="T12">else</text:span><text:span text:style-name="T11">:</text:span></text:p>
      <text:p text:style-name="P2"><text:span text:style-name="T11"><text:s text:c="8"/>_errs.</text:span><text:span text:style-name="T14">append</text:span><text:span text:style-name="T11">(</text:span><text:span text:style-name="T22">False</text:span><text:span text:style-name="T11">)</text:span></text:p>
      <text:p text:style-name="P5"/>
      <text:p text:style-name="P2"><text:span text:style-name="T11"><text:s text:c="4"/></text:span><text:span text:style-name="T12">return</text:span><text:span text:style-name="T11"> {</text:span><text:span text:style-name="T15">"</text:span><text:span text:style-name="T16">sttsForms</text:span><text:span text:style-name="T15">"</text:span><text:span text:style-name="T11">:{</text:span><text:span text:style-name="T15">"</text:span><text:span text:style-name="T16">txtErr</text:span><text:span text:style-name="T15">"</text:span><text:span text:style-name="T11">:_errs[</text:span><text:span text:style-name="T22">0</text:span><text:span text:style-name="T11">],</text:span><text:span text:style-name="T15">"</text:span><text:span text:style-name="T16">nmbrErr</text:span><text:span text:style-name="T15">"</text:span><text:span text:style-name="T11">:_errs[</text:span><text:span text:style-name="T22">1</text:span><text:span text:style-name="T11">],</text:span><text:span text:style-name="T15">"</text:span><text:span text:style-name="T16">boolErr</text:span><text:span text:style-name="T15">"</text:span><text:span text:style-name="T11">:_errs[</text:span><text:span text:style-name="T22">2</text:span><text:span text:style-name="T11">],</text:span><text:span text:style-name="T15">"</text:span><text:span text:style-name="T16">sxErr</text:span><text:span text:style-name="T15">"</text:span><text:span text:style-name="T11">:_errs[</text:span><text:span text:style-name="T22">3</text:span><text:span text:style-name="T11">],</text:span><text:span text:style-name="T15">"</text:span><text:span text:style-name="T16">corErr</text:span><text:span text:style-name="T15">"</text:span><text:span text:style-name="T11">:_errs[</text:span><text:span text:style-name="T22">4</text:span><text:span text:style-name="T11">]}}</text:span></text:p>
      <text:p text:style-name="P1"/>
      <text:p text:style-name="P1"/>
      <text:list xml:id="list4031282264" text:style-name="WWNum6">
        <text:list-item>
          <text:p text:style-name="P22"><text:bookmark text:name="_g7isqvohhu8x"/><text:span text:style-name="T4">Passo 4: Rota de Envio de Dados</text:span></text:p>
        </text:list-item>
      </text:list>
      <text:p text:style-name="P1">Agora, vamos modificar a rota que recebe os dados do formulário para usar a validação, as alterações foram feitas em app.component.ts, lembre-se de inserir a interface logo após os imports:</text:p>
      <text:p text:style-name="P2"><text:span text:style-name="T12">interface</text:span><text:span text:style-name="T11"> </text:span><text:span text:style-name="T19">ErrStts</text:span><text:span text:style-name="T11"> {</text:span></text:p>
      <text:p text:style-name="P2"><text:soft-page-break/><text:span text:style-name="T11"><text:s text:c="2"/>txt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<text:s text:c="2"/>nmbr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<text:s text:c="2"/>bool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<text:s text:c="2"/>sx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<text:s text:c="2"/>corErr</text:span><text:span text:style-name="T12">:</text:span><text:span text:style-name="T11"> </text:span><text:span text:style-name="T19">boolean</text:span><text:span text:style-name="T11">;</text:span></text:p>
      <text:p text:style-name="P2"><text:span text:style-name="T11">}</text:span></text:p>
      <text:p text:style-name="P2"><text:span text:style-name="T12">interface</text:span><text:span text:style-name="T11"> </text:span><text:span text:style-name="T19">PostResponse</text:span><text:span text:style-name="T11">{</text:span></text:p>
      <text:p text:style-name="P2"><text:span text:style-name="T11"><text:s text:c="2"/>sttsForms</text:span><text:span text:style-name="T12">:</text:span><text:span text:style-name="T11"> </text:span><text:span text:style-name="T19">ErrStts</text:span><text:span text:style-name="T11">;</text:span></text:p>
      <text:p text:style-name="P2"><text:span text:style-name="T11">}</text:span></text:p>
      <text:p text:style-name="P2"><text:span text:style-name="T14">enviarDados</text:span><text:span text:style-name="T11">() {</text:span></text:p>
      <text:p text:style-name="P2"><text:span text:style-name="T11"><text:s text:c="4"/></text:span><text:span text:style-name="T12">const</text:span><text:span text:style-name="T11"> </text:span><text:span text:style-name="T22">dadosFormulario</text:span><text:span text:style-name="T11"> </text:span><text:span text:style-name="T12">=</text:span><text:span text:style-name="T11"> {</text:span></text:p>
      <text:p text:style-name="P2"><text:span text:style-name="T11"><text:s text:c="6"/>nome</text:span><text:span text:style-name="T12">:</text:span><text:span text:style-name="T11"> </text:span><text:span text:style-name="T23">this</text:span><text:span text:style-name="T11">.nome,</text:span></text:p>
      <text:p text:style-name="P2"><text:span text:style-name="T11"><text:s text:c="6"/>idade</text:span><text:span text:style-name="T12">:</text:span><text:span text:style-name="T11"> </text:span><text:span text:style-name="T23">this</text:span><text:span text:style-name="T11">.idade,</text:span></text:p>
      <text:p text:style-name="P2"><text:span text:style-name="T11"><text:s text:c="6"/>nacionalidadeBrasileira</text:span><text:span text:style-name="T12">:</text:span><text:span text:style-name="T11"> </text:span><text:span text:style-name="T23">this</text:span><text:span text:style-name="T11">.nacionalidadeBrasileira,</text:span></text:p>
      <text:p text:style-name="P2"><text:span text:style-name="T11"><text:s text:c="6"/>sexo</text:span><text:span text:style-name="T12">:</text:span><text:span text:style-name="T11"> </text:span><text:span text:style-name="T23">this</text:span><text:span text:style-name="T11">.sexo,</text:span></text:p>
      <text:p text:style-name="P2"><text:span text:style-name="T11"><text:s text:c="6"/>cor</text:span><text:span text:style-name="T12">:</text:span><text:span text:style-name="T11"> </text:span><text:span text:style-name="T23">this</text:span><text:span text:style-name="T11">.cor</text:span></text:p>
      <text:p text:style-name="P2"><text:span text:style-name="T11"><text:s text:c="4"/>};</text:span></text:p>
      <text:p text:style-name="P2"><text:span text:style-name="T11"><text:s text:c="4"/></text:span><text:span text:style-name="T17">// OBTENDO MENSAGENS DE SPAN ASSOCIADAS NA PAGINA PARA MANIPULAR ELAS</text:span></text:p>
      <text:p text:style-name="P2"><text:span text:style-name="T11"><text:s text:c="4"/></text:span><text:span text:style-name="T12">const</text:span><text:span text:style-name="T11"> </text:span><text:span text:style-name="T22">spanTxt</text:span><text:span text:style-name="T11"> </text:span><text:span text:style-name="T12">=</text:span><text:span text:style-name="T11"> </text:span><text:span text:style-name="T22">document</text:span><text:span text:style-name="T11">.</text:span><text:span text:style-name="T14">getElementById</text:span><text:span text:style-name="T11">(</text:span><text:span text:style-name="T15">"</text:span><text:span text:style-name="T16">txtError</text:span><text:span text:style-name="T15">"</text:span><text:span text:style-name="T11">) </text:span><text:span text:style-name="T12">as</text:span><text:span text:style-name="T11"> </text:span><text:span text:style-name="T19">HTMLSpanElement</text:span><text:span text:style-name="T11">;</text:span></text:p>
      <text:p text:style-name="P2"><text:span text:style-name="T11"><text:s text:c="4"/></text:span><text:span text:style-name="T12">const</text:span><text:span text:style-name="T11"> </text:span><text:span text:style-name="T22">spanNmb</text:span><text:span text:style-name="T11"> </text:span><text:span text:style-name="T12">=</text:span><text:span text:style-name="T11"> </text:span><text:span text:style-name="T22">document</text:span><text:span text:style-name="T11">.</text:span><text:span text:style-name="T14">getElementById</text:span><text:span text:style-name="T11">(</text:span><text:span text:style-name="T15">"</text:span><text:span text:style-name="T16">nmbrError</text:span><text:span text:style-name="T15">"</text:span><text:span text:style-name="T11">) </text:span><text:span text:style-name="T12">as</text:span><text:span text:style-name="T11"> </text:span><text:span text:style-name="T19">HTMLSpanElement</text:span><text:span text:style-name="T11">;</text:span></text:p>
      <text:p text:style-name="P2"><text:span text:style-name="T11"><text:s text:c="4"/></text:span><text:span text:style-name="T12">const</text:span><text:span text:style-name="T11"> </text:span><text:span text:style-name="T22">spanBool</text:span><text:span text:style-name="T11"> </text:span><text:span text:style-name="T12">=</text:span><text:span text:style-name="T11"> </text:span><text:span text:style-name="T22">document</text:span><text:span text:style-name="T11">.</text:span><text:span text:style-name="T14">getElementById</text:span><text:span text:style-name="T11">(</text:span><text:span text:style-name="T15">"</text:span><text:span text:style-name="T16">boolError</text:span><text:span text:style-name="T15">"</text:span><text:span text:style-name="T11">) </text:span><text:span text:style-name="T12">as</text:span><text:span text:style-name="T11"> </text:span><text:span text:style-name="T19">HTMLSpanElement</text:span><text:span text:style-name="T11">;</text:span></text:p>
      <text:p text:style-name="P2"><text:soft-page-break/><text:span text:style-name="T11"><text:s text:c="4"/></text:span><text:span text:style-name="T12">const</text:span><text:span text:style-name="T11"> </text:span><text:span text:style-name="T22">spanSx</text:span><text:span text:style-name="T11"> </text:span><text:span text:style-name="T12">=</text:span><text:span text:style-name="T11"> </text:span><text:span text:style-name="T22">document</text:span><text:span text:style-name="T11">.</text:span><text:span text:style-name="T14">getElementById</text:span><text:span text:style-name="T11">(</text:span><text:span text:style-name="T15">"</text:span><text:span text:style-name="T16">sxError</text:span><text:span text:style-name="T15">"</text:span><text:span text:style-name="T11">) </text:span><text:span text:style-name="T12">as</text:span><text:span text:style-name="T11"> </text:span><text:span text:style-name="T19">HTMLSpanElement</text:span><text:span text:style-name="T11">;</text:span></text:p>
      <text:p text:style-name="P2"><text:span text:style-name="T11"><text:s text:c="4"/></text:span><text:span text:style-name="T12">const</text:span><text:span text:style-name="T11"> </text:span><text:span text:style-name="T22">spanCor</text:span><text:span text:style-name="T11"> </text:span><text:span text:style-name="T12">=</text:span><text:span text:style-name="T11"> </text:span><text:span text:style-name="T22">document</text:span><text:span text:style-name="T11">.</text:span><text:span text:style-name="T14">getElementById</text:span><text:span text:style-name="T11">(</text:span><text:span text:style-name="T15">"</text:span><text:span text:style-name="T16">corError</text:span><text:span text:style-name="T15">"</text:span><text:span text:style-name="T11">) </text:span><text:span text:style-name="T12">as</text:span><text:span text:style-name="T11"> </text:span><text:span text:style-name="T19">HTMLSpanElement</text:span><text:span text:style-name="T11">;</text:span></text:p>
      <text:p text:style-name="P2"><text:span text:style-name="T11"><text:s text:c="4"/></text:span><text:span text:style-name="T17">// PROCESSANDO DADOS</text:span></text:p>
      <text:p text:style-name="P2"><text:span text:style-name="T11"><text:s text:c="4"/></text:span><text:span text:style-name="T23">this</text:span><text:span text:style-name="T11">.dataService.</text:span><text:span text:style-name="T14">enviarDado</text:span><text:span text:style-name="T11">(</text:span><text:span text:style-name="T22">dadosFormulario</text:span><text:span text:style-name="T11">).</text:span><text:span text:style-name="T14">subscribe</text:span><text:span text:style-name="T11">(</text:span></text:p>
      <text:p text:style-name="P2"><text:span text:style-name="T11"><text:s text:c="6"/>(</text:span><text:span text:style-name="T21">response</text:span><text:span text:style-name="T12">:</text:span><text:span text:style-name="T11"> </text:span><text:span text:style-name="T19">PostResponse</text:span><text:span text:style-name="T11">) </text:span><text:span text:style-name="T12">=&gt;</text:span><text:span text:style-name="T11"> {</text:span></text:p>
      <text:p text:style-name="P2"><text:span text:style-name="T11"><text:s text:c="8"/></text:span><text:span text:style-name="T12">if</text:span><text:span text:style-name="T11">(</text:span><text:span text:style-name="T21">response</text:span><text:span text:style-name="T11">.sttsForms.boolErr </text:span><text:span text:style-name="T12">||</text:span><text:span text:style-name="T11"> </text:span><text:span text:style-name="T21">response</text:span><text:span text:style-name="T11">.sttsForms.corErr </text:span><text:span text:style-name="T12">||</text:span><text:span text:style-name="T11"> </text:span><text:span text:style-name="T21">response</text:span><text:span text:style-name="T11">.sttsForms.nmbrErr </text:span><text:span text:style-name="T12">||</text:span><text:span text:style-name="T11"> </text:span><text:span text:style-name="T21">response</text:span><text:span text:style-name="T11">.sttsForms.sxErr </text:span><text:span text:style-name="T12">||</text:span><text:span text:style-name="T11"> </text:span><text:span text:style-name="T21">response</text:span><text:span text:style-name="T11">.sttsForms.txtErr){</text:span></text:p>
      <text:p text:style-name="P2"><text:span text:style-name="T11"><text:s text:c="10"/></text:span><text:span text:style-name="T17">// recebendo a resposta do metodo post e verificando se ele retornou alguma mensagem de erro</text:span></text:p>
      <text:p text:style-name="P2"><text:span text:style-name="T11"><text:s text:c="10"/></text:span><text:span text:style-name="T22">console</text:span><text:span text:style-name="T11">.</text:span><text:span text:style-name="T14">log</text:span><text:span text:style-name="T11">(</text:span><text:span text:style-name="T21">response</text:span><text:span text:style-name="T11">.sttsForms)</text:span></text:p>
      <text:p text:style-name="P2"><text:span text:style-name="T11"><text:s text:c="10"/></text:span><text:span text:style-name="T17">// TRATANDO TEXTO</text:span></text:p>
      <text:p text:style-name="P2"><text:span text:style-name="T11"><text:s text:c="10"/></text:span><text:span text:style-name="T12">if</text:span><text:span text:style-name="T11">(</text:span><text:span text:style-name="T21">response</text:span><text:span text:style-name="T11">.sttsForms.txtErr)</text:span></text:p>
      <text:p text:style-name="P2"><text:span text:style-name="T11"><text:s text:c="12"/></text:span><text:span text:style-name="T22">spanTxt</text:span><text:span text:style-name="T11">.textContent </text:span><text:span text:style-name="T12">=</text:span><text:span text:style-name="T11"> <text:s/></text:span><text:span text:style-name="T15">"</text:span><text:span text:style-name="T16">O texto deve ter no minimo 2 e no máximo 255 caracteres!</text:span><text:span text:style-name="T15">"</text:span><text:span text:style-name="T11">;</text:span></text:p>
      <text:p text:style-name="P2"><text:span text:style-name="T11"><text:s text:c="10"/></text:span><text:span text:style-name="T12">else</text:span></text:p>
      <text:p text:style-name="P2"><text:span text:style-name="T11"><text:s text:c="12"/></text:span><text:span text:style-name="T22">spanTxt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10"/></text:span><text:span text:style-name="T17">// TRATANDO NUMERO</text:span></text:p>
      <text:p text:style-name="P2"><text:span text:style-name="T11"><text:s text:c="10"/></text:span><text:span text:style-name="T12">if</text:span><text:span text:style-name="T11">(</text:span><text:span text:style-name="T21">response</text:span><text:span text:style-name="T11">.sttsForms.nmbrErr)</text:span></text:p>
      <text:p text:style-name="P2"><text:span text:style-name="T11"><text:s text:c="12"/></text:span><text:span text:style-name="T22">spanNmb</text:span><text:span text:style-name="T11">.textContent </text:span><text:span text:style-name="T12">=</text:span><text:span text:style-name="T11"> <text:s/></text:span><text:span text:style-name="T15">"</text:span><text:span text:style-name="T16">O valor deve ser maior que 0 e menor que 1000!</text:span><text:span text:style-name="T15">"</text:span><text:span text:style-name="T11">;</text:span></text:p>
      <text:p text:style-name="P2"><text:span text:style-name="T11"><text:s text:c="10"/></text:span><text:span text:style-name="T12">else</text:span></text:p>
      <text:p text:style-name="P2"><text:span text:style-name="T11"><text:s text:c="12"/></text:span><text:span text:style-name="T22">spanNmb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10"/></text:span><text:span text:style-name="T17">// TRATANDO BOOL</text:span></text:p>
      <text:p text:style-name="P2"><text:span text:style-name="T11"><text:s text:c="10"/></text:span><text:span text:style-name="T12">if</text:span><text:span text:style-name="T11">(</text:span><text:span text:style-name="T21">response</text:span><text:span text:style-name="T11">.sttsForms.boolErr)</text:span></text:p>
      <text:p text:style-name="P2"><text:span text:style-name="T11"><text:s text:c="12"/></text:span><text:span text:style-name="T22">spanBool</text:span><text:span text:style-name="T11">.textContent </text:span><text:span text:style-name="T12">=</text:span><text:span text:style-name="T11"> <text:s/></text:span><text:span text:style-name="T15">"</text:span><text:span text:style-name="T16">Você deve responder sua nacionalidade!</text:span><text:span text:style-name="T15">"</text:span><text:span text:style-name="T11">;</text:span></text:p>
      <text:p text:style-name="P2"><text:soft-page-break/><text:span text:style-name="T11"><text:s text:c="10"/></text:span><text:span text:style-name="T12">else</text:span></text:p>
      <text:p text:style-name="P2"><text:span text:style-name="T11"><text:s text:c="12"/></text:span><text:span text:style-name="T22">spanBool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10"/></text:span><text:span text:style-name="T17">// TRATANDO CHECKBOX</text:span></text:p>
      <text:p text:style-name="P2"><text:span text:style-name="T11"><text:s text:c="10"/></text:span><text:span text:style-name="T12">if</text:span><text:span text:style-name="T11">(</text:span><text:span text:style-name="T21">response</text:span><text:span text:style-name="T11">.sttsForms.sxErr)</text:span></text:p>
      <text:p text:style-name="P2"><text:span text:style-name="T11"><text:s text:c="12"/></text:span><text:span text:style-name="T22">spanSx</text:span><text:span text:style-name="T11">.textContent </text:span><text:span text:style-name="T12">=</text:span><text:span text:style-name="T11"> <text:s/></text:span><text:span text:style-name="T15">"</text:span><text:span text:style-name="T16">Sexo obrigatório</text:span><text:span text:style-name="T15">"</text:span><text:span text:style-name="T11">;</text:span></text:p>
      <text:p text:style-name="P2"><text:span text:style-name="T11"><text:s text:c="10"/></text:span><text:span text:style-name="T12">else</text:span></text:p>
      <text:p text:style-name="P2"><text:span text:style-name="T11"><text:s text:c="12"/></text:span><text:span text:style-name="T22">spanSx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10"/></text:span><text:span text:style-name="T17">// TRATANDO RADIOBUTTONS</text:span></text:p>
      <text:p text:style-name="P2"><text:span text:style-name="T11"><text:s text:c="10"/></text:span><text:span text:style-name="T12">if</text:span><text:span text:style-name="T11">(</text:span><text:span text:style-name="T21">response</text:span><text:span text:style-name="T11">.sttsForms.corErr)</text:span></text:p>
      <text:p text:style-name="P2"><text:span text:style-name="T11"><text:s text:c="12"/></text:span><text:span text:style-name="T22">spanCor</text:span><text:span text:style-name="T11">.textContent </text:span><text:span text:style-name="T12">=</text:span><text:span text:style-name="T11"> <text:s text:c="2"/></text:span><text:span text:style-name="T15">"</text:span><text:span text:style-name="T16">Selecione uma cor!</text:span><text:span text:style-name="T15">"</text:span><text:span text:style-name="T11">;</text:span></text:p>
      <text:p text:style-name="P2"><text:span text:style-name="T11"><text:s text:c="10"/></text:span><text:span text:style-name="T12">else</text:span></text:p>
      <text:p text:style-name="P2"><text:span text:style-name="T11"><text:s text:c="12"/></text:span><text:span text:style-name="T22">spanCor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8"/>}</text:span><text:span text:style-name="T12">else</text:span><text:span text:style-name="T11">{</text:span></text:p>
      <text:p text:style-name="P2"><text:span text:style-name="T11"><text:s text:c="10"/></text:span><text:span text:style-name="T22">spanTxt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10"/></text:span><text:span text:style-name="T22">spanNmb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10"/></text:span><text:span text:style-name="T22">spanBool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10"/></text:span><text:span text:style-name="T22">spanSx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10"/></text:span><text:span text:style-name="T22">spanCor</text:span><text:span text:style-name="T11">.textContent </text:span><text:span text:style-name="T12">=</text:span><text:span text:style-name="T11"> </text:span><text:span text:style-name="T15">""</text:span><text:span text:style-name="T11">;</text:span></text:p>
      <text:p text:style-name="P2"><text:span text:style-name="T11"><text:s text:c="9"/></text:span></text:p>
      <text:p text:style-name="P2"><text:span text:style-name="T11"><text:s text:c="10"/></text:span><text:span text:style-name="T20">alert</text:span><text:span text:style-name="T11">(</text:span><text:span text:style-name="T15">"</text:span><text:span text:style-name="T16">Dados enviados com</text:span><text:span text:style-name="T15">"</text:span><text:span text:style-name="T11">)</text:span></text:p>
      <text:p text:style-name="P2"><text:span text:style-name="T11"><text:s text:c="8"/>}</text:span></text:p>
      <text:p text:style-name="P2"><text:soft-page-break/><text:span text:style-name="T11"><text:s text:c="7"/></text:span></text:p>
      <text:p text:style-name="P2"><text:span text:style-name="T11"><text:s text:c="6"/>},</text:span></text:p>
      <text:p text:style-name="P2"><text:span text:style-name="T11"><text:s text:c="6"/></text:span><text:span text:style-name="T21">error</text:span><text:span text:style-name="T11"> </text:span><text:span text:style-name="T12">=&gt;</text:span><text:span text:style-name="T11"> {</text:span></text:p>
      <text:p text:style-name="P2"><text:span text:style-name="T11"><text:s text:c="8"/></text:span><text:span text:style-name="T22">console</text:span><text:span text:style-name="T11">.</text:span><text:span text:style-name="T14">error</text:span><text:span text:style-name="T11">(</text:span><text:span text:style-name="T15">'</text:span><text:span text:style-name="T16">Erro ao enviar dados:</text:span><text:span text:style-name="T15">'</text:span><text:span text:style-name="T11">, </text:span><text:span text:style-name="T21">error</text:span><text:span text:style-name="T11">);</text:span></text:p>
      <text:p text:style-name="P2"><text:span text:style-name="T11"><text:s text:c="6"/>});</text:span></text:p>
      <text:p text:style-name="P2"><text:span text:style-name="T11"><text:s text:c="4"/>}</text:span></text:p>
      <text:p text:style-name="P1"/>
      <text:p text:style-name="P7">Esse código assume que você tem um <text:span text:style-name="T9">span</text:span> com id correspondente para cada campo de entrada (por exemplo, <text:span text:style-name="T9">erroNome</text:span> para o campo <text:span text:style-name="T9">nome</text:span>).</text:p>
      <text:p text:style-name="P1">Com essas etapas, você tem uma validação de formulário básica no backend que interage com o frontend, exibindo mensagens de erro ao usuário conforme necessário. Lembre-se de adaptar o código conforme o contexto específico da sua aplicaçã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 Mono" fo:font-family="'Roboto Mono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5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9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3pt"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5pt"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5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227" meta:word-count="1022" meta:character-count="9379" meta:non-whitespace-character-count="7579"/>
    <meta:generator>LibreOfficeDev/6.0.5.2$Linux_X86_64 LibreOffice_project/</meta:generator>
  </office:meta>
</office:document-meta>
</file>